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E1000001FCEA15350A.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lain_5f_heading_5f_1" style:master-page-name="">
      <style:paragraph-properties fo:margin-left="0in" fo:margin-right="0in" fo:margin-top="0.2in" fo:margin-bottom="0.1in" fo:text-indent="0in" style:auto-text-indent="false" style:page-number="auto"/>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p/>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
      <text:p text:style-name="Preformatted_20_Text"><text:soft-page-break/>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run correctly when it is executed?” asked Pat.</text:p>
      <text:p text:style-name="Standard"/>
      <text:p text:style-name="Standard">“Assuming that the <text:span text:style-name="T3">syntax</text:span> of the program is correct,” I replied “the <text:soft-page-break/>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
      <text:p text:style-name="P11"><text:soft-page-break/>“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Sometimes only a few smaller steps are needed to implement a larger step, <text:soft-page-break/>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somehow, having a solid understanding of how a computer works at its <text:soft-page-break/>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ape. <text:s/>I wrote 'Problem Solver' on the first hat and 'Coder' on the second hat <text:soft-page-break/>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Ride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oft-page-break/><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Finding The Largest Number In A List Of 100 Numbers</text:p>
      <text:p text:style-name="Standard">“Here is the next problem we are going to solve,” I said. <text:s/>I then wrote this <text:soft-page-break/>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
      <text:p text:style-name="Standard">“Now, give me a list of 5 numbers that meet these requirements.” I said.</text:p>
      <text:p text:style-name="Standard"/>
      <text:p text:style-name="Standard"><text:soft-page-break/>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
      <text:p text:style-name="Standard">“Okay.” said Pat.</text:p>
      <text:p text:style-name="Standard"><text:soft-page-break/></text:p>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 text:c="16"/>000003 |;Version: 1.01.</text:p>
      <text:p text:style-name="Preformatted_20_Text"><text:soft-page-break/><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oft-page-break/><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text:soft-page-break/>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text:soft-page-break/>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2">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text:soft-page-break/>;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soft-page-break/><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text:soft-page-break/>;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text:soft-page-break/>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text:soft-page-break/></text:p>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p>
      <text:p text:style-name="Standard"><text:bookmark-end text:name="DDE_LINK6"/></text:p>
      <text:p text:style-name="Plain_5f_heading_5f_1"/>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6<text:tab/><text:span text:style-name="T1">6502 Programming</text:span><text:tab/><text:page-number text:select-page="current">4</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09-30T23:02:40</dc:date>
    <dc:language>en-US</dc:language>
    <meta:editing-cycles>620</meta:editing-cycles>
    <meta:editing-duration>P13DT9H48M17S</meta:editing-duration>
    <meta:user-defined meta:name="Info 1"/>
    <meta:user-defined meta:name="Info 2"/>
    <meta:user-defined meta:name="Info 3"/>
    <meta:user-defined meta:name="Info 4"/>
    <meta:document-statistic meta:table-count="0" meta:image-count="1" meta:object-count="5" meta:page-count="33" meta:paragraph-count="652" meta:word-count="7893" meta:character-count="478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92cm" svg:height="3.786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65cm" svg:height="0.734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4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91cm" svg:height="0.64cm" svg:x="8.257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43cm" svg:x="2.823cm" svg:y="2.795cm">
          <draw:text-box>
            <text:p text:style-name="P3"><text:span text:style-name="T4">?</text:span></text:p>
          </draw:text-box>
        </draw:frame>
        <draw:frame draw:style-name="gr2" draw:layer="layout" svg:width="1.789cm" svg:height="0.64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